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e814" officeooo:paragraph-rsid="000be814"/>
    </style:style>
    <style:style style:name="P2" style:family="paragraph" style:parent-style-name="Standard">
      <style:text-properties officeooo:rsid="000d6a51" officeooo:paragraph-rsid="000d6a51"/>
    </style:style>
    <style:style style:name="P3" style:family="paragraph" style:parent-style-name="Standard">
      <style:text-properties officeooo:rsid="000fd622" officeooo:paragraph-rsid="000fd622"/>
    </style:style>
    <style:style style:name="T1" style:family="text">
      <style:text-properties officeooo:rsid="000eac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Este programa calcula <text:span text:style-name="T1">el valo</text:span>de Fibonacci de un numero dado</text:p>
      <text:p text:style-name="P1"/>
      <text:p text:style-name="P1">MOSTRAR “Introduzca un numero”</text:p>
      <text:p text:style-name="P1"/>
      <text:p text:style-name="P1">num = LEER</text:p>
      <text:p text:style-name="P1"/>
      <text:p text:style-name="P1"/>
      <text:p text:style-name="P3">Fib = [0,1]</text:p>
      <text:p text:style-name="P1"/>
      <text:p text:style-name="P1">PARA n = 2 HASTA num</text:p>
      <text:p text:style-name="P1"/>
      <text:p text:style-name="P1"><text:tab/>Fib[n] = Fib[n-1] + Fib[n-2]</text:p>
      <text:p text:style-name="P1"/>
      <text:p text:style-name="P1">FIN PARA</text:p>
      <text:p text:style-name="P1"/>
      <text:p text:style-name="P2">MOSTRAR Fib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2T10:28:27.383462400</meta:creation-date>
    <dc:date>2016-08-12T11:24:13.585926827</dc:date>
    <meta:editing-duration>PT45M34S</meta:editing-duration>
    <meta:editing-cycles>4</meta:editing-cycles>
    <meta:generator>LibreOffice/5.1.4.2$Linux_x86 LibreOffice_project/10m0$Build-2</meta:generator>
    <meta:document-statistic meta:table-count="0" meta:image-count="0" meta:object-count="0" meta:page-count="1" meta:paragraph-count="8" meta:word-count="36" meta:character-count="180" meta:non-whitespace-character-count="151"/>
  </office:meta>
</office:document-meta>
</file>